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160000045E9C9BDFEF54D31337.png" manifest:media-type="image/png"/>
  <manifest:file-entry manifest:full-path="Pictures/10000000000003160000045EC37426EB5BF52E95.pdf" manifest:media-type="application/pdf"/>
  <manifest:file-entry manifest:full-path="Pictures/100000000000022E00000316F57E3F11E411992B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CJK TC1" svg:font-family="'Noto Sans CJK TC'" style:font-family-generic="swiss"/>
    <style:font-face style:name="Liberation Serif1" svg:font-family="'Liberation Serif'" style:font-pitch="variable"/>
    <style:font-face style:name="Noto Serif CJK TC" svg:font-family="'Noto Serif CJK TC'" style:font-pitch="variable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style:font-name="jf open 粉圓 1.11" officeooo:paragraph-rsid="0002c119" style:font-name-asian="jf open 粉圓 1.11"/>
    </style:style>
    <style:style style:name="P2" style:family="paragraph" style:parent-style-name="Text_20_body">
      <style:text-properties style:font-name="jf open 粉圓 1.11" officeooo:paragraph-rsid="0002c119" style:font-name-asian="jf open 粉圓 1.11"/>
    </style:style>
    <style:style style:name="P3" style:family="paragraph" style:parent-style-name="Text_20_body">
      <style:text-properties style:font-name="jf open 粉圓 1.11" officeooo:rsid="0059bda5" officeooo:paragraph-rsid="0002c119" style:font-name-asian="jf open 粉圓 1.11"/>
    </style:style>
    <style:style style:name="P4" style:family="paragraph" style:parent-style-name="Text_20_body">
      <style:text-properties style:font-name="jf open 粉圓 1.11" officeooo:paragraph-rsid="0002c119" style:font-name-asian="jf open 粉圓 1.11"/>
    </style:style>
    <style:style style:name="P5" style:family="paragraph" style:parent-style-name="Text_20_body">
      <style:text-properties style:font-name="jf open 粉圓 1.11" fo:font-size="18pt" officeooo:paragraph-rsid="0002c119" style:font-name-asian="jf open 粉圓 1.11" style:font-size-asian="18pt" style:font-size-complex="18pt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 style:font-name-asian="jf open 粉圓 1.11" style:font-size-asian="18pt" style:font-size-complex="18pt"/>
    </style:style>
    <style:style style:name="P8" style:family="paragraph">
      <loext:graphic-properties draw:fill="none" draw:fill-color="#ffffff"/>
      <style:paragraph-properties fo:text-align="center" style:writing-mode="lr-tb"/>
      <style:text-properties style:font-name="jf open 粉圓 1.11" fo:font-size="18pt" style:font-name-asian="jf open 粉圓 1.11" style:font-size-asian="18pt" style:font-size-complex="18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18pt" style:font-name-asian="jf open 粉圓 1.11" style:font-size-asian="18pt" style:font-size-complex="18pt"/>
    </style:style>
    <style:style style:name="T3" style:family="text">
      <style:text-properties style:font-name="jf open 粉圓 1.11" fo:font-size="18pt" style:font-name-asian="jf open 粉圓 1.11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fo:padding="0.049cm" fo:border="0.99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5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PCS 成績證明</text:h>
      <text:p text:style-name="P2"><draw:frame text:anchor-type="paragraph" draw:z-index="3" draw:name="形狀4" draw:style-name="gr1" draw:text-style-name="P7" svg:width="12.417cm" svg:height="1.751cm" svg:x="2.067cm" svg:y="20.055cm"><draw:text-box><text:p text:style-name="P6"><text:span text:style-name="T2">高一 </text:span><text:span text:style-name="T3">APCS</text:span><text:span text:style-name="T2"> </text:span><text:span text:style-name="T2">通過觀念題四級、實作題三</text:span><text:span text:style-name="T2">級</text:span></text:p></draw:text-box></draw:frame><draw:frame draw:style-name="fr2" draw:name="影像8" text:anchor-type="char" svg:width="12.795cm" svg:height="18.101cm" draw:z-index="0"><draw:image xlink:href="Pictures/100000000000022E00000316F57E3F11E411992B.jpg" xlink:type="simple" xlink:show="embed" xlink:actuate="onLoad" loext:mime-type="image/jpeg"/></draw:frame></text:p>
      <text:p text:style-name="P2"/>
      <text:h text:style-name="P1" text:outline-level="2">中華電信IoT營</text:h>
      <text:p text:style-name="P3"><draw:frame text:anchor-type="paragraph" draw:z-index="2" draw:name="形狀3" draw:style-name="gr2" draw:text-style-name="P8" svg:width="13.392cm" svg:height="1.588cm" svg:x="1.824cm" svg:y="20.821cm"><draw:text-box><text:p text:style-name="P6"><text:span text:style-name="T3">物連網智慧生活與</text:span><text:span text:style-name="T3">5G </text:span><text:span text:style-name="T3">是未來趨勢</text:span></text:p></draw:text-box></draw:frame><draw:frame draw:style-name="fr1" draw:name="影像2" text:anchor-type="char" svg:x="-1.109cm" svg:y="3.868cm" svg:width="19.062cm" svg:height="13.277cm" draw:z-index="1" draw:transform="translate (-8.422cm -10.5065cm) rotate (1.5707963267949) translate (8.422cm 10.5065cm)"><draw:image xlink:href="Pictures/10000000000003160000045EC37426EB5BF52E95.pdf" xlink:type="simple" xlink:show="embed" xlink:actuate="onLoad" loext:mime-type="application/pdf"/><draw:image xlink:href="Pictures/10000000000003160000045E9C9BDFEF54D3133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CJK TC1" svg:font-family="'Noto Sans CJK TC'" style:font-family-generic="swiss"/>
    <style:font-face style:name="Liberation Serif1" svg:font-family="'Liberation Serif'" style:font-pitch="variable"/>
    <style:font-face style:name="Noto Serif CJK TC" svg:font-family="'Noto Serif CJK TC'" style:font-pitch="variable"/>
    <style:font-face style:name="jf open 粉圓 1.11" svg:font-family="'jf open 粉圓 1.1'" style:font-pitch="variable"/>
    <style:font-face style:name="jf open 粉圓 1.12" svg:font-family="'jf open 粉圓 1.1'" style:font-adornments="粗體" style:font-pitch="variable"/>
    <style:font-face style:name="jf open 粉圓 1.1" svg:font-family="'jf open 粉圓 1.1'" style:font-adornments="義式粗斜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" svg:font-family="'Noto Sans CJK TC'" style:font-family-generic="system" style:font-pitch="variable"/>
    <style:font-face style:name="Noto Serif CJK TC1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1" style:font-size-asian="10.5pt" style:language-asian="zh" style:country-asian="TW" style:font-name-complex="Noto Sans CJK TC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" style:font-family-asian="'Noto Sans CJK TC'" style:font-family-generic-asian="system" style:font-pitch-asian="variable" style:font-size-asian="14pt" style:font-name-complex="Noto Sans CJK TC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1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1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1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982c4" style:font-name="jf open 粉圓 1.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" style:font-family-complex="'Noto Sans CJK TC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52:46.269824173</meta:creation-date>
    <dc:date>2021-04-04T19:59:42.192383756</dc:date>
    <meta:editing-duration>PT8M36S</meta:editing-duration>
    <meta:editing-cycles>5</meta:editing-cycles>
    <meta:generator>LibreOffice/6.4.6.2$Linux_X86_64 LibreOffice_project/40$Build-2</meta:generator>
    <meta:document-statistic meta:table-count="0" meta:image-count="2" meta:object-count="0" meta:page-count="2" meta:paragraph-count="2" meta:word-count="11" meta:character-count="17" meta:non-whitespace-character-count="16"/>
  </office:meta>
</office:document-meta>
</file>